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Chapter_20_Number" style:master-page-name="Standard"/>
    <style:style style:name="P2" style:family="paragraph" style:parent-style-name="Body_20_Text_20_Cont">
      <style:text-properties fo:font-weight="bold" style:font-weight-asian="bold" style:font-weight-complex="bold"/>
    </style:style>
    <style:style style:name="P3" style:family="paragraph" style:parent-style-name="Body_20_Text">
      <style:text-properties fo:font-weight="normal" style:font-weight-asian="normal" style:font-weight-complex="normal"/>
    </style:style>
    <style:style style:name="P4" style:family="paragraph" style:parent-style-name="Bullet" style:list-style-name="L1"/>
    <style:style style:name="P5" style:family="paragraph" style:parent-style-name="Bullet_20_First" style:list-style-name="L2"/>
    <style:style style:name="P6" style:family="paragraph" style:parent-style-name="Bullet_20_Last" style:list-style-name="L2"/>
    <style:style style:name="P7" style:family="paragraph" style:parent-style-name="Bullet_20_First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tracked-changes>
        <text:changed-region text:id="ct1243118000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3011944">
          <text:deletion>
            <office:change-info>
              <dc:creator>Ray Lischner</dc:creator>
              <dc:date>2006-09-15T14:19:00</dc:date>
            </office:change-info>
            <text:p text:style-name="P1">4</text:p>
          </text:deletion>
        </text:changed-region>
        <text:changed-region text:id="ct1242588968">
          <text:insertion>
            <office:change-info>
              <dc:creator>Ray Lischner</dc:creator>
              <dc:date>2006-09-15T13:49:00</dc:date>
            </office:change-info>
          </text:insertion>
        </text:changed-region>
        <text:changed-region text:id="ct1242588856">
          <text:insertion>
            <office:change-info>
              <dc:creator>Ray Lischner</dc:creator>
              <dc:date>2006-09-15T13:53:00</dc:date>
            </office:change-info>
          </text:insertion>
        </text:changed-region>
        <text:changed-region text:id="ct1242622852">
          <text:insertion>
            <office:change-info>
              <dc:creator>Ray Lischner</dc:creator>
              <dc:date>2006-09-15T13:55:00</dc:date>
            </office:change-info>
          </text:insertion>
        </text:changed-region>
        <text:changed-region text:id="ct1242622740">
          <text:insertion>
            <office:change-info>
              <dc:creator>Ray Lischner</dc:creator>
              <dc:date>2006-09-15T13:55:00</dc:date>
            </office:change-info>
          </text:insertion>
        </text:changed-region>
        <text:changed-region text:id="ct1242642444">
          <text:insertion>
            <office:change-info>
              <dc:creator>Ray Lischner</dc:creator>
              <dc:date>2006-09-20T15:18:00</dc:date>
            </office:change-info>
          </text:insertion>
        </text:changed-region>
        <text:changed-region text:id="ct1243011720">
          <text:deletion>
            <office:change-info>
              <dc:creator>Ray Lischner</dc:creator>
              <dc:date>2006-09-20T15:18:00</dc:date>
            </office:change-info>
            <text:p text:style-name="Body_20_Text_20_Cont">clar</text:p>
          </text:deletion>
        </text:changed-region>
        <text:changed-region text:id="ct1241282332">
          <text:insertion>
            <office:change-info>
              <dc:creator>Ray Lischner</dc:creator>
              <dc:date>2006-09-20T15:06:00</dc:date>
            </office:change-info>
          </text:insertion>
        </text:changed-region>
        <text:changed-region text:id="ct1241916196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1916084">
          <text:deletion>
            <office:change-info>
              <dc:creator>Ray Lischner</dc:creator>
              <dc:date>2006-09-15T14:19:00</dc:date>
            </office:change-info>
            <text:p text:style-name="P2">3</text:p>
          </text:deletion>
        </text:changed-region>
        <text:changed-region text:id="ct1241910576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1910688">
          <text:deletion>
            <office:change-info>
              <dc:creator>Ray Lischner</dc:creator>
              <dc:date>2006-09-15T14:19:00</dc:date>
            </office:change-info>
            <text:p text:style-name="P2">
       <text:span text:style-name="T1">4</text:span>
      </text:p>
          </text:deletion>
        </text:changed-region>
        <text:changed-region text:id="ct1241910464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1284348">
          <text:deletion>
            <office:change-info>
              <dc:creator>Ray Lischner</dc:creator>
              <dc:date>2006-09-15T14:19:00</dc:date>
            </office:change-info>
            <text:p text:style-name="Code_20_Caption">4</text:p>
          </text:deletion>
        </text:changed-region>
        <text:changed-region text:id="ct1241829408">
          <text:insertion>
            <office:change-info>
              <dc:creator>Ray Lischner</dc:creator>
              <dc:date>2006-09-20T14:54:00</dc:date>
            </office:change-info>
          </text:insertion>
        </text:changed-region>
        <text:changed-region text:id="ct1241830752">
          <text:insertion>
            <office:change-info>
              <dc:creator>Ray Lischner</dc:creator>
              <dc:date>2006-09-20T15:07:00</dc:date>
            </office:change-info>
          </text:insertion>
        </text:changed-region>
        <text:changed-region text:id="ct1241865436">
          <text:insertion>
            <office:change-info>
              <dc:creator>Ray Lischner</dc:creator>
              <dc:date>2006-09-15T14:08:00</dc:date>
            </office:change-info>
          </text:insertion>
        </text:changed-region>
        <text:changed-region text:id="ct1241865100">
          <text:insertion>
            <office:change-info>
              <dc:creator>Ray Lischner</dc:creator>
              <dc:date>2006-09-15T14:09:00</dc:date>
            </office:change-info>
          </text:insertion>
        </text:changed-region>
        <text:changed-region text:id="ct1241865324">
          <text:insertion>
            <office:change-info>
              <dc:creator>Ray Lischner</dc:creator>
              <dc:date>2006-09-15T14:10:00</dc:date>
            </office:change-info>
          </text:insertion>
        </text:changed-region>
        <text:changed-region text:id="ct1241865548">
          <text:insertion>
            <office:change-info>
              <dc:creator>Ray Lischner</dc:creator>
              <dc:date>2006-09-15T14:11:00</dc:date>
            </office:change-info>
          </text:insertion>
        </text:changed-region>
        <text:changed-region text:id="ct1246397248">
          <text:insertion>
            <office:change-info>
              <dc:creator>Ray Lischner</dc:creator>
              <dc:date>2006-09-15T14:12:00</dc:date>
            </office:change-info>
          </text:insertion>
        </text:changed-region>
        <text:changed-region text:id="ct1243012280">
          <text:insertion>
            <office:change-info>
              <dc:creator>Ray Lischner</dc:creator>
              <dc:date>2006-09-15T14:13:00</dc:date>
            </office:change-info>
          </text:insertion>
        </text:changed-region>
        <text:changed-region text:id="ct1243342736">
          <text:insertion>
            <office:change-info>
              <dc:creator>Ray Lischner</dc:creator>
              <dc:date>2006-09-15T14:14:00</dc:date>
            </office:change-info>
          </text:insertion>
        </text:changed-region>
        <text:changed-region text:id="ct1243012392">
          <text:format-change>
            <office:change-info>
              <dc:creator>Ray Lischner</dc:creator>
              <dc:date>2006-09-15T13:58:00</dc:date>
            </office:change-info>
          </text:format-change>
        </text:changed-region>
        <text:changed-region text:id="ct1243012616">
          <text:insertion>
            <office:change-info>
              <dc:creator>Matthew Moodie</dc:creator>
              <dc:date>2006-08-04T16:34:00</dc:date>
            </office:change-info>
          </text:insertion>
        </text:changed-region>
        <text:changed-region text:id="ct1243012840">
          <text:insertion>
            <office:change-info>
              <dc:creator>Ray Lischner</dc:creator>
              <dc:date>2006-09-15T14:00:00</dc:date>
            </office:change-info>
          </text:insertion>
        </text:changed-region>
        <text:changed-region text:id="ct1243154420">
          <text:deletion>
            <office:change-info>
              <dc:creator>Ray Lischner</dc:creator>
              <dc:date>2006-09-15T14:00:00</dc:date>
            </office:change-info>
            <text:p text:style-name="P3">M</text:p>
          </text:deletion>
        </text:changed-region>
        <text:changed-region text:id="ct1243154196">
          <text:insertion>
            <office:change-info>
              <dc:creator>Ray Lischner</dc:creator>
              <dc:date>2006-09-15T14:00:00</dc:date>
            </office:change-info>
          </text:insertion>
        </text:changed-region>
        <text:changed-region text:id="ct1243117888">
          <text:deletion>
            <office:change-info>
              <dc:creator>Ray Lischner</dc:creator>
              <dc:date>2006-09-15T14:00:00</dc:date>
            </office:change-info>
            <text:p text:style-name="P3">is as follows</text:p>
          </text:deletion>
        </text:changed-region>
        <text:changed-region text:id="ct1243153972">
          <text:insertion>
            <office:change-info>
              <dc:creator>Ray Lischner</dc:creator>
              <dc:date>2006-09-15T14:00:00</dc:date>
            </office:change-info>
          </text:insertion>
        </text:changed-region>
        <text:changed-region text:id="ct1241915636">
          <text:deletion>
            <office:change-info>
              <dc:creator>Ray Lischner</dc:creator>
              <dc:date>2006-09-15T14:00:00</dc:date>
            </office:change-info>
            <text:list text:style-name="L1">
              <text:list-item>
                <text:p text:style-name="P4"/>
              </text:list-item>
              <text:list-item>
                <text:p text:style-name="P4"/>
              </text:list-item>
            </text:list>
          </text:deletion>
        </text:changed-region>
        <text:changed-region text:id="ct1241917988">
          <text:deletion>
            <office:change-info>
              <dc:creator>Ray Lischner</dc:creator>
              <dc:date>2006-09-15T13:59:00</dc:date>
            </office:change-info>
            <text:list text:style-name="L1">
              <text:list-item>
                <text:p text:style-name="P4">Read input from a named file.</text:p>
              </text:list-item>
            </text:list>
          </text:deletion>
        </text:changed-region>
      </text:tracked-changes>
      <text:variable-decls>
        <text:variable-decl office:value-type="float" text:name="com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variable-set text:name="comment" text:display="none" text:formula="ooow:0" office:value-type="float" office:value="0" style:data-style-name="N0"/>Exploration 1<text:change-start text:change-id="ct1243118000"/>5<text:change-end text:change-id="ct1243118000"/><text:change text:change-id="ct1243011944"/></text:p>
      <text:p text:style-name="Chapter_20_Title">Type Synonyms</text:p>
      <text:p text:style-name="Body_20_Text_20_First">Using types such as <text:span text:style-name="Code_20_Inline">std::vector&lt;std::string&gt;::size_type</text:span> or <text:span text:style-name="Code_20_Inline">std::map&lt;std::string,</text:span><text:change-start text:change-id="ct1242588968"/><text:span text:style-name="Code_20_Inline"> </text:span><text:change-end text:change-id="ct1242588968"/><text:span text:style-name="Code_20_Inline">int&gt;::iterator</text:span> can be clumsy, prone to typographical errors, and just plain annoying to type and read<text:hidden-text text:condition="ooow:comment == 1" text:string-value="No, 'C++ provides a way to declare alternative names for types. Because it uses the use of the keyword typedef such declarations are colloquially called typedefs. One common use of a typedef is to provide short names for types such as the two above. " text:is-hidden="true">No, 'C++ provides a way to declare alternative names for types. Because it uses the use of the keyword typedef such declarations are colloquially called typedefs. One common use of a typedef is to provide short names for types such as the two above. </text:hidden-text>. Fortunately, C++ lets you define short synonyms for clumsy types. <text:change-start text:change-id="ct1242588856"/>You can also use type synonyms to provide meaningful names for generic types. <text:change-end text:change-id="ct1242588856"/><text:change-start text:change-id="ct1242622852"/>(The standard library has quite a few synonyms of the latter variety.) <text:change-end text:change-id="ct1242622852"/>These synonyms are <text:change-start text:change-id="ct1242622740"/>often <text:change-end text:change-id="ct1242622740"/>called <text:span text:style-name="Code_20_Inline">typedef</text:span>s because the keyword you use to declare them is ... <text:span text:style-name="Code_20_Inline">typedef</text:span>.</text:p>
      <text:p text:style-name="Production">If the first line of the paragraph has a bad break due to the long Code Inline phrases, I can shorten one or both to improve the break.</text:p>
      <text:p text:style-name="Heading_20_1">typedef Declarations</text:p>
      <text:p text:style-name="Body_20_Text_20_First">C++ inherits the basic syntax and semantics of <text:span text:style-name="Code_20_Inline">typedef</text:span> from C, so you might already be familiar with this keyword. If so, please bear with me while I bring other readers up to speed.</text:p>
      <text:p text:style-name="Body_20_Text">The idea of a <text:span text:style-name="Code_20_Inline">typedef</text:span> is to create a synonym or alias for another type. Two reasons dominate for creating type synonyms:</text:p>
      <text:list text:style-name="L2">
        <text:list-item>
          <text:p text:style-name="P5">Create a short synonym for a long type name. For example, you might want to use <text:span text:style-name="Code_20_Inline">count_iter</text:span> as a type synonym for <text:s/><text:span text:style-name="Code_20_Inline">std::map&lt;std::string,int&gt;::iterator</text:span>.</text:p>
        </text:list-item>
        <text:list-item>
          <text:p text:style-name="P6">Create a mnemonic synonym<text:hidden-text text:condition="ooow:comment == 1" text:string-value="actually the commonest use of a typedef is to produce an opaque typename such as size_t etc." text:is-hidden="true">actually the commonest use of a typedef is to produce an opaque typename such as size_t etc.</text:hidden-text>. For example, a program might declare <text:span text:style-name="Code_20_Inline">height</text:span> as a synonym for <text:span text:style-name="Code_20_Inline">int</text:span> to emphasize that variables of type <text:span text:style-name="Code_20_Inline">height</text:span> store a height value. This information helps the human reader understand the program.</text:p>
        </text:list-item>
      </text:list>
      <text:p text:style-name="Body_20_Text_20_Cont">The basic syntax for a <text:span text:style-name="Code_20_Inline">typedef</text:span> declaration is like de<text:change-start text:change-id="ct1242642444"/>fin<text:change-end text:change-id="ct1242642444"/><text:change text:change-id="ct1243011720"/>ing a variable, except you start with the <text:span text:style-name="Code_20_Inline">typedef</text:span> keyword<text:hidden-text text:condition="ooow:comment == 1" text:string-value="well every sane person does so but the laguage makes no such requirement, only that typedef occur as part of the declarator. For example 'int const long typedef unsigned silly;' is syntactically well formed thoug pure lunacy." text:is-hidden="true">well every sane person does so but the laguage makes no such requirement, only that typedef occur as part of the declarator. For example 'int const long typedef unsigned silly;' is syntactically well formed thoug pure lunacy.</text:hidden-text><text:change-start text:change-id="ct1241282332"/><text:hidden-text text:condition="ooow:" text:string-value="[RL]Yes, but the reader doesn’t need to know that." text:is-hidden="true"/><text:change-end text:change-id="ct1241282332"/>, and the name of the type synonym takes the place of the variable name<text:hidden-text text:condition="ooow:comment == 1" text:string-value="Yes, but it gets a bit more complex when you want to typedef a function type, and these should not be forgotten" text:is-hidden="true">Yes, but it gets a bit more complex when you want to typedef a function type, and these should not be forgotten</text:hidden-text>:</text:p>
      <text:p text:style-name="Code_20_First">typedef std::map&lt;std::string,int&gt;::iterator count_iter;</text:p>
      <text:p text:style-name="Code">typedef int height;</text:p>
      <text:p text:style-name="P2">Revisit Listing 1<text:change-start text:change-id="ct1241916196"/>4<text:change-end text:change-id="ct1241916196"/><text:change text:change-id="ct1241916084"/>-3 and simplify the program by judicious use of typedef declarations.<text:span text:style-name="T1"> Compare your result with Listing 1</text:span><text:change-start text:change-id="ct1241910576"/><text:span text:style-name="T1">5</text:span><text:change-end text:change-id="ct1241910576"/><text:change text:change-id="ct1241910688"/><text:span text:style-name="T1">-1.</text:span></text:p>
      <text:p text:style-name="Code_20_Caption">Listing 1<text:change-start text:change-id="ct1241910464"/>5<text:change-end text:change-id="ct1241910464"/><text:change text:change-id="ct1241284348"/>-1. Counting words, with a clean program that uses typedef</text:p>
      <text:p text:style-name="Code_20_First">#include &lt;iomanip&gt;<text:change-start text:change-id="ct1241829408"/></text:p>
      <text:p text:style-name="Code">#include &lt;ios&gt;<text:change-end text:change-id="ct1241829408"/></text:p>
      <text:p text:style-name="Code">#include &lt;iostream&gt;</text:p>
      <text:p text:style-name="Code">#include &lt;istream&gt;</text:p>
      <text:p text:style-name="Code">#include &lt;map&gt;</text:p>
      <text:p text:style-name="Code">#include &lt;ostream&gt;</text:p>
      <text:p text:style-name="Code">#include &lt;string&gt;<text:hidden-text text:condition="ooow:comment == 1" text:string-value="It is also far more common to place typedefs at namespace or class scope rather than at function or block scope" text:is-hidden="true">It is also far more common to place typedefs at namespace or class scope rather than at function or block scope</text:hidden-text><text:change-start text:change-id="ct1241830752"/><text:hidden-text text:condition="ooow:" text:string-value="[RL]Yes, but that can wait until after I introduce functions." text:is-hidden="true"/><text:change-end text:change-id="ct1241830752"/></text:p>
      <text:p text:style-name="Code"/>
      <text:p text:style-name="Code">int main()</text:p>
      <text:p text:style-name="Code">{</text:p>
      <text:p text:style-name="Code"><text:s text:c="2"/>using namespace std;</text:p>
      <text:p text:style-name="Code"><text:s text:c="2"/>typedef map&lt;string, int&gt; <text:s text:c="3"/>count_map;</text:p>
      <text:p text:style-name="Code"><text:s text:c="2"/>typedef count_map::iterator count_iter;</text:p>
      <text:p text:style-name="Code"><text:s text:c="2"/>typedef string::size_type <text:s text:c="2"/>str_size;</text:p>
      <text:p text:style-name="Code"/>
      <text:p text:style-name="Code"><text:s text:c="2"/>count_map counts;</text:p>
      <text:p text:style-name="Code"><text:s text:c="2"/>string word;</text:p>
      <text:p text:style-name="Code"/>
      <text:p text:style-name="Code"><text:s text:c="2"/>// Read words from the standard input and count the number of times</text:p>
      <text:p text:style-name="Code"><text:s text:c="2"/>// each word occurs.</text:p>
      <text:p text:style-name="Code"><text:s text:c="2"/>while (cin &gt;&gt; word)</text:p>
      <text:p text:style-name="Code"><text:s text:c="4"/>++counts[word];</text:p>
      <text:p text:style-name="Code"/>
      <text:p text:style-name="Code"><text:s text:c="2"/>// Determine the longest word.</text:p>
      <text:p text:style-name="Code"><text:s text:c="2"/>str_size longest(0);</text:p>
      <text:p text:style-name="Code"><text:s text:c="2"/>for (count_iter iter(counts.begin()); iter != counts.end(); ++iter)</text:p>
      <text:p text:style-name="Code"><text:s text:c="4"/>if (iter-&gt;first.size() &gt; longest)</text:p>
      <text:p text:style-name="Code"><text:s text:c="6"/>longest = iter-&gt;first.size();</text:p>
      <text:p text:style-name="Code">
    <text:s text:c="2"/>
   </text:p>
      <text:p text:style-name="Code"><text:s text:c="2"/>// For each word/count pair...</text:p>
      <text:p text:style-name="Code"><text:s text:c="2"/>const int count_size(10); // Number of places for printing the count</text:p>
      <text:p text:style-name="Code"><text:s text:c="2"/>for (count_iter iter(counts.begin()); iter != counts.end(); ++iter)</text:p>
      <text:p text:style-name="Code"><text:s text:c="4"/>// Print the word, count, newline. Keep the columns neatly aligned.</text:p>
      <text:p text:style-name="Code"><text:s text:c="4"/>cout &lt;&lt; setw(longest) <text:s text:c="3"/>&lt;&lt; left &lt;&lt; iter-&gt;first &lt;&lt;</text:p>
      <text:p text:style-name="Code"><text:s text:c="12"/>setw(count_size) &lt;&lt; right &lt;&lt; iter-&gt;second &lt;&lt; '\n';</text:p>
      <text:p text:style-name="Code_20_Last">}</text:p>
      <text:p text:style-name="Body_20_Text_20_Cont">I like the new version of this program. The <text:span text:style-name="Code_20_Inline">for</text:span> loops are much easier to read when using a <text:span text:style-name="Code_20_Inline">typedef</text:span> name instead of the full iterator type name. You might think <text:span text:style-name="Code_20_Inline">str_size</text:span> is superfluous, but I wanted to demonstrate as many uses of <text:span text:style-name="Code_20_Inline">typedef</text:span> as I could without being ridiculous.<text:change-start text:change-id="ct1241865436"/></text:p>
      <text:p text:style-name="Heading_20_1">Common typedefs</text:p>
      <text:p text:style-name="Body_20_Text_20_First">The standard library makes heavy use of typedefs, as you have already seen. For example, <text:span text:style-name="Code_20_Inline">std::</text:span><text:change-end text:change-id="ct1241865436"/><text:change-start text:change-id="ct1241865100"/><text:span text:style-name="Code_20_Inline">vector&lt;int&gt;::size_type</text:span> is a typedef for an integer type. You don’t know which integer type (C++ has several, <text:span text:style-name="T2">which</text:span> you will learn about in Exploration 23), <text:change-end text:change-id="ct1241865100"/><text:change-start text:change-id="ct1241865324"/>nor does it matter. All you need to know is that size_type is the type to use if you want to store a vector size or index in a variable.</text:p>
      <text:p text:style-name="Body_20_Text">Most<text:change-end text:change-id="ct1241865324"/><text:change-start text:change-id="ct1241865548"/> likely, <text:span text:style-name="Code_20_Inline">size_type</text:span> is a typedef for <text:span text:style-name="Code_20_Inline">std::size_t</text:span>, which is itself a typedef. The <text:span text:style-name="Code_20_Inline">size_t</text:span> typedef is a synonym for an integer type that is suitable for representing a size<text:change-end text:change-id="ct1241865548"/><text:change-start text:change-id="ct1246397248"/>. In particular, C++ has an operator, <text:span text:style-name="Code_20_Inline">sizeof</text:span>, which returns the size in bytes of a type or object. The result of <text:span text:style-name="Code_20_Inline">sizeof</text:span> is an integer of type <text:span text:style-name="Code_20_Inline">size_t</text:span>, <text:change-end text:change-id="ct1246397248"/><text:change-start text:change-id="ct1243012280"/>however a compiler-writer chooses to implement <text:span text:style-name="Code_20_Inline">sizeof</text:span> and <text:span text:style-name="Code_20_Inline">size_t</text:span>. (A “byte” is defined as the size of type <text:span text:style-name="Code_20_Inline">char</text:span>. So, by definition, <text:span text:style-name="Code_20_Inline">sizeof(char</text:span><text:change-end text:change-id="ct1243012280"/><text:change-start text:change-id="ct1243342736"/><text:span text:style-name="Code_20_Inline">)</text:span> == 1. The size of other types depends on the implementation. On most popular desktop workstations, <text:span text:style-name="Code_20_Inline">sizeof(int)</text:span> == 4, but 2 and 8 are also likely candidates.)<text:change-end text:change-id="ct1243342736"/></text:p>
      <text:p text:style-name="P3">That was short and sweet, wasn’t it? Now you can return to the problem of counting words. This program has a number of usability flaws. <text:change-start text:change-id="ct1243012392"/><text:span text:style-name="T3">What can you think of to improve the word-counting program?</text:span><text:change-end text:change-id="ct1243012392"/><text:change-start text:change-id="ct1243012616"/><text:hidden-text text:condition="ooow:" text:string-value="[MM] Should the last sentence be bold?" text:is-hidden="true"/><text:change-end text:change-id="ct1243012616"/></text:p>
      <text:p text:style-name="Body_20_Text_20_First">~LLL</text:p>
      <text:p text:style-name="Body_20_Text_20_First">~LLL</text:p>
      <text:p text:style-name="Body_20_Text_20_First">~LLL</text:p>
      <text:p text:style-name="P3"><text:change-start text:change-id="ct1243012840"/>At the top of <text:change-end text:change-id="ct1243012840"/><text:change text:change-id="ct1243154420"/><text:change-start text:change-id="ct1243154196"/>m<text:change-end text:change-id="ct1243154196"/>y list <text:change text:change-id="ct1243117888"/><text:change-start text:change-id="ct1243153972"/>are the following two items<text:change-end text:change-id="ct1243153972"/>:</text:p>
      <text:list text:style-name="L1">
        <text:list-item text:start-value="1">
          <text:p text:style-name="P7">Ignore punctuation marks.</text:p>
        </text:list-item>
        <text:list-item>
          <text:p text:style-name="P4">Ignore case differences.<text:change text:change-id="ct1241915636"/><text:change text:change-id="ct1241917988"/></text:p>
        </text:list-item>
      </text:list>
      <text:p text:style-name="Body_20_Text_20_Cont">In order to implement these additional features, you need to learn some more C++<text:hidden-text text:condition="ooow:comment == 1" text:string-value="The reader does not need but certainly some added features will make the task easier." text:is-hidden="true">The reader does not need but certainly some added features will make the task easier.</text:hidden-text>. For example, the C++ standard library has functions to test whether a character is punctuation, a digit, an uppercase letter, a lowercase letter, and so on. The next exploration begins by exploring characters more closely.<text:hidden-text text:condition="ooow:comment == 1" text:string-value="I would like to have seen some added information in this explaration such as explaining that many 'standard' types such as size_t and many of the size_type nested types are actually provided by typedefs. In addition that it is allowed to us a typedef name to create another typedef name. IOWs that all that a typedef requires is a valid typename and a new name. Perhaps we should also warn that, just as with variable declarations/definitions a typedef can declare several synonyms for a type at the same time. Of course doing so is madness but the syntax allows it." text:is-hidden="true">I would like to have seen some added information in this explaration such as explaining that many 'standard' types such as size_t and many of the size_type nested types are actually provided by typedefs. In addition that it is allowed to us a typedef name to create another typedef name. IOWs that all that a typedef requires is a valid typename and a new name. Perhaps we should also warn that, just as with variable declarations/definitions a typedef can declare several synonyms for a type at the same time. Of course doing so is madness but the syntax allows it.</text:hidden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lbany AMT" style:font-size-asian="12pt" style:language-asian="en" style:country-asian="US" style:font-name-complex="Albany AMT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class="text">
      <style:paragraph-properties fo:margin-left="0in" fo:margin-right="0in" fo:line-height="0.1807in" fo:orphans="2" fo:widows="2" fo:text-indent="0.25in" style:auto-text-indent="fals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lbany AMT" style:font-size-asian="14pt" style:font-name-complex="Albany AMT" style:font-size-complex="14pt"/>
    </style:style>
    <style:style style:name="Heading_20_1" style:display-name="Heading 1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Body_20_Text_20_First" style:class="text">
      <style:paragraph-properties fo:margin-top="0.25in" fo:margin-bottom="0.0835in" fo:keep-with-next="always"/>
      <style:text-properties fo:font-size="14.5pt" fo:font-weight="bold" style:font-size-asian="14.5pt" style:font-weight-asian="bold" style:font-size-complex="14pt"/>
    </style:style>
    <style:style style:name="Heading_20_3" style:display-name="Heading 3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 Narrow" fo:font-size="12.5pt" fo:font-weight="bold" style:font-size-asian="12.5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25in" fo:margin-bottom="0.0835in" fo:keep-with-next="always"/>
      <style:text-properties fo:letter-spacing="-0.0043in" fo:font-weight="bold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style:font-name="Arial Narrow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0pt" fo:font-style="italic" style:font-size-asian="10pt" style:font-style-asian="italic" style:font-size-complex="10pt" style:font-style-complex="italic"/>
    </style:style>
    <style:style style:name="Footnote" style:family="paragraph" style:parent-style-name="Standard" style:class="extra">
      <style:text-properties fo:font-size="9.5pt" style:font-size-asian="9.5pt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Body_20_Text_20_First" style:display-name="Body Text First" style:family="paragraph" style:parent-style-name="Text_20_body" style:next-style-name="Body_20_Text">
      <style:paragraph-properties fo:margin-left="0in" fo:margin-right="0in" fo:margin-top="0.0835in" fo:margin-bottom="0in" fo:text-indent="0in" style:auto-text-indent="false"/>
    </style:style>
    <style:style style:name="Body_20_Text_20_Cont" style:display-name="Body Text Cont" style:family="paragraph" style:parent-style-name="Body_20_Text" style:next-style-name="Body_20_Text">
      <style:paragraph-properties fo:margin-left="0in" fo:margin-right="0in" fo:margin-top="0.0835in" fo:margin-bottom="0in" fo:line-height="0.1807in" fo:text-indent="0in" style:auto-text-indent="false"/>
      <style:text-properties fo:font-size="11.5pt" style:font-size-asian="11.5pt"/>
    </style:style>
    <style:style style:name="Bullet" style:family="paragraph" style:parent-style-name="Standard">
      <style:paragraph-properties fo:margin-left="0.4in" fo:margin-right="0in" fo:margin-top="0.083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Bullet_20_First" style:display-name="Bullet First" style:family="paragraph" style:parent-style-name="Bullet" style:next-style-name="Bullet">
      <style:paragraph-properties fo:margin-top="0.1665in" fo:margin-bottom="0.0835in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/>
    </style:style>
    <style:style style:name="Note_2f_Tip_2f_Caution" style:display-name="Note/Tip/Caution" style:family="paragraph" style:parent-style-name="Standard" style:next-style-name="Body_20_Text">
      <style:paragraph-properties fo:margin-top="0.25in" fo:margin-bottom="0.25in" fo:line-height="0.1945in" fo:orphans="0" fo:widows="0" fo:padding-left="0in" fo:padding-right="0in" fo:padding-top="0.139in" fo:padding-bottom="0.139in" fo:border-left="none" fo:border-right="none" fo:border-top="0.0071in solid #000000" fo:border-bottom="0.0071in solid #000000"/>
      <style:text-properties style:font-name="Arial Narrow" fo:font-size="10.5pt" style:font-size-asian="10.5pt" style:font-size-complex="12pt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fo:line-height="0.1665in" fo:text-indent="0in" style:auto-text-indent="false"/>
      <style:text-properties fo:color="#800000" style:font-name="TheSansMonoConNormal" fo:font-size="10pt" fo:language="en" fo:country="US" fo:font-weight="bold" style:font-size-asian="10pt" style:language-asian="en" style:country-asian="US" style:font-weight-asian="bold"/>
    </style:style>
    <style:style style:name="Chapter_20_Number" style:display-name="Chapter Number" style:family="paragraph" style:next-style-name="Chapter_20_Title">
      <style:paragraph-properties fo:margin-top="0in" fo:margin-bottom="0.1665in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Chapter_20_Title" style:display-name="Chapter Title" style:family="paragraph" style:next-style-name="Body_20_Text_20_First">
      <style:paragraph-properties fo:margin-top="0.3335in" fo:margin-bottom="0.3335in" fo:orphans="2" fo:widows="2"/>
      <style:text-properties style:use-window-font-color="true" style:font-name="Arial" fo:font-size="30pt" fo:language="en" fo:country="US" fo:font-weight="bold" style:font-name-asian="Times New Roman" style:font-size-asian="30pt" style:font-weight-asian="bold" style:font-name-complex="Times New Roman" style:font-size-complex="24pt" style:language-complex="ar" style:country-complex="SA"/>
    </style:style>
    <style:style style:name="Figure_20_Caption" style:display-name="Figure Caption" style:family="paragraph" style:next-style-name="Body_20_Text">
      <style:paragraph-properties fo:margin-top="0.1665in" fo:margin-bottom="0.1665in" fo:line-height="0.1945in" fo:orphans="2" fo:widows="2">
        <style:tab-stops>
          <style:tab-stop style:position="0.4in"/>
        </style:tab-stops>
      </style:paragraph-properties>
      <style:text-properties style:use-window-font-color="true" style:font-name="Times New Roman" fo:font-size="11pt" fo:language="en" fo:country="US" fo:font-style="italic" style:font-name-asian="Times New Roman" style:font-size-asian="11pt" style:language-asian="en" style:country-asian="US" style:font-style-asian="italic" style:font-name-complex="Times New Roman" style:font-size-complex="10pt" style:language-complex="ar" style:country-complex="SA"/>
    </style:style>
    <style:style style:name="Code_20_Caption" style:display-name="Code Caption" style:family="paragraph" style:parent-style-name="Figure_20_Caption" style:next-style-name="Code_20_First">
      <style:paragraph-properties fo:margin-top="0.1665in" fo:margin-bottom="0.0835in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ullet_20_Sub_20_List" style:display-name="Bullet Sub List" style:family="paragraph">
      <style:paragraph-properties fo:margin-left="0.8in" fo:margin-right="0in" fo:margin-top="0.0835in" fo:margin-bottom="0.0835in" fo:orphans="2" fo:widows="2" fo:text-indent="-0.8in" style:auto-text-indent="false">
        <style:tab-stops>
          <style:tab-stop style:position="-0.25in"/>
          <style:tab-stop style:position="-0.05in"/>
        </style:tab-stops>
      </style:paragraph-properties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Num_20_Sub_20_List" style:display-name="Num Sub List" style:family="paragraph" style:parent-style-name="Bullet_20_Sub_20_List"/>
    <style:style style:name="Num_20_List" style:display-name="Num List" style:family="paragraph" style:parent-style-name="Standard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Code" style:family="paragraph" style:parent-style-name="Code_20_Bold">
      <style:text-properties fo:color="#000000" fo:font-weight="normal" style:font-weight-asian="normal"/>
    </style:style>
    <style:style style:name="Bibliography" style:family="paragraph" style:parent-style-name="Bullet_20_First">
      <style:paragraph-properties fo:margin-left="0.25in" fo:margin-right="0in" fo:margin-top="0.0835in" fo:margin-bottom="0in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/>
      <style:text-properties style:font-name="Arial" fo:font-size="14pt" fo:font-weight="bold" style:font-size-asian="14pt" style:font-weight-asian="bold"/>
    </style:style>
    <style:style style:name="Part_20_Opener_20_Text" style:display-name="Part Opener Text" style:family="paragraph" style:parent-style-name="Standard">
      <style:paragraph-properties fo:margin-top="0.0835in" fo:margin-bottom="0in" fo:line-height="150%"/>
      <style:text-properties style:font-name="Trebuchet MS" fo:font-size="11pt" fo:letter-spacing="-0.0043in" fo:font-weight="bold" style:font-size-asian="11pt" style:font-weight-asian="bold" style:font-size-complex="11pt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Part_20_Opener_20_Text">
      <style:paragraph-properties fo:margin-top="0in" fo:margin-bottom="0.3335in"/>
    </style:style>
    <style:style style:name="Production" style:family="paragraph" style:next-style-name="Body_20_Text">
      <style:paragraph-properties fo:margin-top="0.1665in" fo:margin-bottom="0.1665in" fo:keep-together="always" fo:orphans="2" fo:widows="2" fo:keep-with-next="always"/>
      <style:text-properties fo:color="#0000ff" style:font-name="Times New Roman" fo:font-size="12pt" fo:language="en" fo:country="U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Quote" style:family="paragraph" style:parent-style-name="Text_20_body" style:next-style-name="Quote_20_Source">
      <style:paragraph-properties fo:margin-left="0.3in" fo:margin-right="0.3in" fo:margin-top="0.222in" fo:margin-bottom="0.1665in" fo:text-align="justify" style:justify-single-word="false" fo:text-indent="0in" style:auto-text-indent="false"/>
      <style:text-properties fo:font-size="12pt" fo:font-style="italic" style:font-size-asian="12pt" style:font-style-asian="italic"/>
    </style:style>
    <style:style style:name="Results" style:family="paragraph" style:parent-style-name="Standard">
      <style:paragraph-properties fo:margin-left="0in" fo:margin-right="0.1in" fo:margin-top="0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fo:padding-left="0in" fo:padding-right="0in" fo:padding-top="0.0693in" fo:padding-bottom="0in" fo:border-left="none" fo:border-right="none" fo:border-top="0.0138in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0138in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fo:text-indent="0in" style:auto-text-indent="false" fo:padding-left="0in" fo:padding-right="0in" fo:padding-top="0.0693in" fo:padding-bottom="0.0693in" fo:border-left="none" fo:border-right="none" fo:border-top="0.0138in solid #808080" fo:border-bottom="0.0138in solid #808080"/>
      <style:text-properties style:font-name="TheSansMonoConNormal" fo:font-size="10pt" fo:language="en" fo:country="US" style:font-size-asian="10pt" style:language-asian="en" style:country-asian="US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fo:text-indent="0in" style:auto-text-indent="false"/>
      <style:text-properties style:font-name="Arial Narrow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/>
    </style:style>
    <style:style style:name="SB_20_Head" style:display-name="SB Head" style:family="paragraph" style:next-style-name="SB_20_Body_20_First">
      <style:paragraph-properties fo:margin-left="0.2in" fo:margin-right="0.2in" fo:margin-top="0.25in" fo:margin-bottom="0.1665in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0138in solid #c0c0c0">
        <style:background-image/>
      </style:paragraph-properties>
      <style:text-properties fo:text-transform="uppercase" style:use-window-font-color="true" style:font-name="Arial" fo:font-size="11pt" fo:language="en" fo:country="US" fo:font-weight="bold" style:font-name-asian="Times New Roman" style:font-size-asian="11pt" style:font-weight-asian="bold" style:font-name-complex="Times New Roman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fo:text-align="center" style:justify-single-word="false" fo:orphans="2" fo:widows="2" fo:text-indent="0in" style:auto-text-indent="false"/>
      <style:text-properties fo:color="#808080" style:font-name="Arial" fo:font-size="10.5pt" fo:language="en" fo:country="US" style:text-underline-style="solid" style:text-underline-width="auto" style:text-underline-color="font-color" fo:font-weight="bold" style:font-name-asian="Times New Roman" style:font-size-asian="10.5pt" style:font-weight-asian="bold" style:font-name-complex="Times New Roman" style:font-size-complex="11pt" style:language-complex="ar" style:country-complex="SA"/>
    </style:style>
    <style:style style:name="SB_20_Code" style:display-name="SB Code" style:family="paragraph">
      <style:paragraph-properties fo:margin-left="0.2in" fo:margin-right="0.2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/>
    </style:style>
    <style:style style:name="Table_20_Text" style:display-name="Table Text" style:family="paragraph">
      <style:paragraph-properties fo:margin-top="0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Table_20_Head">
      <style:paragraph-properties fo:margin-top="0.1665in" fo:margin-bottom="0.0835in"/>
    </style:style>
    <style:style style:name="Table_20_Head" style:display-name="Table Head" style:family="paragraph" style:next-style-name="Table_20_Text">
      <style:paragraph-properties fo:margin-left="0.5in" fo:margin-right="0in" fo:margin-top="0.0835in" fo:margin-bottom="0.0835in" fo:line-height="0.1665in" fo:orphans="2" fo:widows="2" fo:text-indent="-0.5in" style:auto-text-indent="false" fo:padding-left="0in" fo:padding-right="0in" fo:padding-top="0.0417in" fo:padding-bottom="0in" fo:border-left="none" fo:border-right="none" fo:border-top="0.0071in solid #000000" fo:border-bottom="none" fo:keep-with-next="always"/>
      <style:text-properties style:use-window-font-color="true" style:font-name="Arial Narrow" fo:font-size="10.5pt" fo:language="en" fo:country="US" fo:font-weight="bold" style:font-name-asian="Times New Roman" style:font-size-asian="10.5pt" style:font-weight-asian="bold" style:font-name-complex="Times New Roman" style:font-size-complex="10pt" style:language-complex="ar" style:country-complex="SA"/>
    </style:style>
    <style:style style:name="Table_20_Footnote" style:display-name="Table Footnote" style:family="paragraph" style:parent-style-name="Table_20_Text" style:next-style-name="Body_20_Text_20_Cont">
      <style:paragraph-properties fo:margin-top="0.0417in" fo:margin-bottom="0.1665in"/>
      <style:text-properties fo:font-size="9pt" fo:font-style="italic" style:font-size-asian="9pt" style:font-style-asian="italic"/>
    </style:style>
    <style:style style:name="Table_20_Subhead" style:display-name="Table Subhead" style:family="paragraph" style:next-style-name="Table_20_Text">
      <style:paragraph-properties fo:margin-top="0.0835in" fo:margin-bottom="0.0835in" fo:line-height="0.1665in" fo:keep-together="always" fo:orphans="2" fo:widows="2" fo:keep-with-next="always"/>
      <style:text-properties fo:color="#808080" style:font-name="Times New Roman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fo:padding-left="0in" fo:padding-right="0in" fo:padding-top="0in" fo:padding-bottom="0.0417in" fo:border-left="none" fo:border-right="none" fo:border-top="none" fo:border-bottom="0.0071in solid #000000"/>
    </style:style>
    <style:style style:name="Unnumbered" style:family="paragraph">
      <style:paragraph-properties fo:margin-left="0.25in" fo:margin-right="0in" fo:margin-top="0.0835in" fo:margin-bottom="0in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/>
    </style:style>
    <style:style style:name="Quote_20_Source" style:display-name="Quote Source" style:family="paragraph" style:parent-style-name="Quote" style:next-style-name="Body_20_Text">
      <style:paragraph-properties fo:margin-left="0in" fo:margin-right="0in" fo:margin-top="0in" fo:margin-bottom="0.1665in" fo:text-align="end" style:justify-single-word="false" fo:text-indent="0in" style:auto-text-indent="false"/>
      <style:text-properties fo:font-style="normal" style:font-style-asian="normal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/>
    </style:style>
    <style:style style:name="Exercise_20_Head" style:display-name="Exercise Head" style:family="paragraph" style:parent-style-name="SB_20_Head" style:next-style-name="Exercise_20_Body">
      <style:paragraph-properties fo:margin-left="0in" fo:margin-right="0in" fo:text-indent="0in" style:auto-text-indent="false" fo:background-color="#333333" fo:padding-left="0.0555in" fo:padding-right="0.0555in" fo:padding-top="0.0138in" fo:padding-bottom="0.0138in" fo:border="0.0138in solid #000000">
        <style:background-image/>
      </style:paragraph-properties>
      <style:text-properties fo:font-variant="normal" fo:text-transform="none" fo:color="#ffffff" style:font-size-complex="11pt"/>
    </style:style>
    <style:style style:name="Exercise_20_Body" style:display-name="Exercise Body" style:family="paragraph">
      <style:paragraph-properties fo:margin-top="0.0835in" fo:margin-bottom="0.0835in" fo:orphans="2" fo:widows="2"/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fo:text-indent="0in" style:auto-text-indent="false" fo:padding-left="0in" fo:padding-right="0in" fo:padding-top="0in" fo:padding-bottom="0.1665in" fo:border-left="none" fo:border-right="none" fo:border-top="none" fo:border-bottom="0.0138in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/>
      <style:text-properties style:font-name="Arial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size="24pt" style:font-size-asian="24pt"/>
    </style:style>
    <style:style style:name="FM_20_Subtitle" style:display-name="FM Subtitle" style:family="paragraph" style:parent-style-name="FM_20_Title" style:next-style-name="FM_20_Author">
      <style:text-properties fo:color="#808080" fo:font-size="12pt" fo:font-weight="bold" style:font-size-asian="12pt" style:font-weight-asian="bold"/>
    </style:style>
    <style:style style:name="FM_20_Author" style:display-name="FM Author" style:family="paragraph" style:parent-style-name="Standard">
      <style:paragraph-properties fo:margin-top="0.25in" fo:margin-bottom="0.0835in" fo:text-align="center" style:justify-single-word="false"/>
      <style:text-properties fo:text-transform="uppercase" style:font-name="Arial" fo:font-size="11pt" fo:font-weight="bold" style:font-size-asian="11pt" style:font-weight-asian="bold" style:font-size-complex="12pt"/>
    </style:style>
    <style:style style:name="FM_20_Copyright" style:display-name="FM Copyright" style:family="paragraph">
      <style:paragraph-properties fo:margin-top="0.0835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fo:text-indent="-0.2in" style:auto-text-indent="false"/>
      <style:text-properties fo:font-size="10.5pt" style:font-size-asian="10.5pt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FM_20_Head" style:display-name="FM Head" style:family="paragraph" style:parent-style-name="Chapter_20_Title" style:next-style-name="Body_20_Text_20_First">
      <style:text-properties style:font-name="Trebuchet MS" fo:letter-spacing="-0.0138in" style:font-size-complex="30pt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Query" style:family="paragraph" style:parent-style-name="Production" style:next-style-name="Body_20_Text">
      <style:text-properties fo:color="#ff000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igure" style:family="paragraph" style:next-style-name="Figure_20_Caption">
      <style:paragraph-properties fo:margin-top="0.0835in" fo:margin-bottom="0.0138in" fo:text-align="center" style:justify-single-word="false" fo:orphans="2" fo:widows="2"/>
      <style:text-properties style:use-window-font-color="true" style:font-name="Arial" fo:font-size="9pt" fo:language="en" fo:country="US" style:font-name-asian="Times New Roman" style:font-size-asian="9pt" style:font-name-complex="Times New Roman" style:font-size-complex="10pt" style:language-complex="ar" style:country-complex="SA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fo:font-size="10pt" style:font-size-asian="10pt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008in solid #000000" style:shadow="none" style:join-border="fals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 style:font-name-asian="Times New Roman" style:font-name-complex="Times New Roman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1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Wingdings" fo:font-size="8pt" style:font-size-asian="8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1" style:family="text">
      <style:text-properties style:font-name="Wingdings"/>
    </style:style>
    <style:style style:name="WW8Num22z3" style:family="text">
      <style:text-properties style:font-name="Symbol"/>
    </style:style>
    <style:style style:name="WW8NumSt3z0" style:family="text">
      <style:text-properties style:font-name="CommonBullets" fo:font-size="10pt" style:font-size-asian="10pt" style:font-name-complex="Times New Roman" style:font-size-complex="10pt"/>
    </style:style>
    <style:style style:name="WW8NumSt4z0" style:family="text">
      <style:text-properties style:font-name="Wingdings" fo:font-size="8pt" style:font-size-asian="8pt" style:font-name-complex="Times New Roman" style:font-size-complex="8pt"/>
    </style:style>
    <style:style style:name="WW8NumSt6z0" style:family="text">
      <style:text-properties style:font-name="CommonBullets" fo:font-size="10pt" style:font-size-asian="10pt" style:font-name-complex="Times New Roman" style:font-size-complex="10pt"/>
    </style:style>
    <style:style style:name="WW8NumSt8z0" style:family="text">
      <style:text-properties style:font-name="Wingdings" fo:font-size="8pt" style:font-size-asian="8pt" style:font-name-complex="Times New Roman" style:font-size-complex="8pt"/>
    </style:style>
    <style:style style:name="WW8NumSt9z0" style:family="text">
      <style:text-properties style:font-name="Wingdings" fo:font-size="8pt" style:font-size-asian="8pt"/>
    </style:style>
    <style:style style:name="Default_20_Paragraph_20_Font" style:display-name="Default Paragraph Font" style:family="text"/>
    <style:style style:name="Code_20_Inline" style:display-name="Code Inline" style:family="text" style:parent-style-name="Default_20_Paragraph_20_Font">
      <style:text-properties fo:color="#008000" style:font-name="TheSansMonoConNormal"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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15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5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15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15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5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1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15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space-before="0.6874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1.1874in" text:min-label-width="0.25in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1.6874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2.1874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6874in" text:min-label-width="0.25in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3.1874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6874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4.1874in" text:min-label-width="0.25in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4.687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22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22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22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2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22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22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Exploration 15 - Type Synonyms</dc:title>
    <dc:subject>Exploring C++</dc:subject>
    <meta:initial-creator>Ray Lischner</meta:initial-creator>
    <meta:creation-date>2006-03-30T10:01:31</meta:creation-date>
    <dc:creator>Ray Lischner</dc:creator>
    <dc:date>2006-09-22T00:25:39</dc:date>
    <dc:language>en-US</dc:language>
    <meta:editing-cycles>34</meta:editing-cycles>
    <meta:editing-duration>P6DT2H9M3S</meta:editing-duration>
    <meta:user-defined meta:name="codex-configfile">apress-cpp-dox.xml</meta:user-defined>
    <meta:user-defined meta:name="codex-chapter-number">15</meta:user-defined>
    <meta:user-defined meta:name="codex-doxygen"/>
    <meta:user-defined meta:name="Info 4"/>
    <meta:document-statistic meta:table-count="0" meta:image-count="0" meta:object-count="0" meta:page-count="3" meta:paragraph-count="66" meta:word-count="812" meta:character-count="4767"/>
  </office:meta>
</office:document-meta>
</file>